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743983"/>
          <table:table-cell office:value-type="float" office:value="0.0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6.0"/>
          <table:table-cell office:value-type="float" office:value="172.0"/>
          <table:table-cell office:value-type="float" office:value="251.0"/>
          <table:table-cell office:value-type="float" office:value="735.0"/>
          <table:table-cell office:value-type="float" office:value="2116.0"/>
          <table:table-cell office:value-type="float" office:value="119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91.0"/>
          <table:table-cell office:value-type="float" office:value="4491.0"/>
          <table:table-cell office:value-type="float" office:value="3907.0"/>
          <table:table-cell office:value-type="float" office:value="2657.0"/>
          <table:table-cell office:value-type="float" office:value="1885.0"/>
          <table:table-cell office:value-type="float" office:value="8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649759"/>
          <table:table-cell office:value-type="float" office:value="0.0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89.0"/>
          <table:table-cell office:value-type="float" office:value="126.0"/>
          <table:table-cell office:value-type="float" office:value="821.0"/>
          <table:table-cell office:value-type="float" office:value="2438.0"/>
          <table:table-cell office:value-type="float" office:value="117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93.0"/>
          <table:table-cell office:value-type="float" office:value="4449.0"/>
          <table:table-cell office:value-type="float" office:value="3865.0"/>
          <table:table-cell office:value-type="float" office:value="2653.0"/>
          <table:table-cell office:value-type="float" office:value="1885.0"/>
          <table:table-cell office:value-type="float" office:value="8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670819"/>
          <table:table-cell office:value-type="float" office:value="0.04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32.0"/>
          <table:table-cell office:value-type="float" office:value="176.0"/>
          <table:table-cell office:value-type="float" office:value="899.0"/>
          <table:table-cell office:value-type="float" office:value="2730.0"/>
          <table:table-cell office:value-type="float" office:value="117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95.0"/>
          <table:table-cell office:value-type="float" office:value="4411.0"/>
          <table:table-cell office:value-type="float" office:value="3827.0"/>
          <table:table-cell office:value-type="float" office:value="2649.0"/>
          <table:table-cell office:value-type="float" office:value="1885.0"/>
          <table:table-cell office:value-type="float" office:value="8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